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fa6302" officeooo:paragraph-rsid="00fa6302"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fdd471" style:font-size-asian="14pt" style:font-size-complex="14pt"/>
    </style:style>
    <style:style style:name="P6" style:family="paragraph" style:parent-style-name="Standard">
      <style:text-properties fo:font-size="14pt" officeooo:paragraph-rsid="00ffb132" style:font-size-asian="14pt" style:font-size-complex="14pt"/>
    </style:style>
    <style:style style:name="P7" style:family="paragraph" style:parent-style-name="Standard">
      <style:text-properties fo:font-size="14pt" officeooo:paragraph-rsid="01029e83" style:font-size-asian="14pt" style:font-size-complex="14pt"/>
    </style:style>
    <style:style style:name="P8" style:family="paragraph" style:parent-style-name="Standard">
      <style:text-properties fo:font-size="14pt" fo:font-style="italic" style:font-size-asian="14pt" style:font-style-asian="italic" style:font-size-complex="14pt" style:font-style-complex="italic"/>
    </style:style>
    <style:style style:name="P9" style:family="paragraph" style:parent-style-name="Standard">
      <style:text-properties fo:font-size="14pt" fo:font-weight="normal" officeooo:rsid="00fa6302" officeooo:paragraph-rsid="00fa6302" style:font-size-asian="14pt" style:font-weight-asian="normal" style:font-size-complex="14pt" style:font-weight-complex="normal"/>
    </style:style>
    <style:style style:name="P10" style:family="paragraph" style:parent-style-name="Standard">
      <style:text-properties fo:font-size="14pt" fo:font-weight="normal" officeooo:rsid="00fa6302" officeooo:paragraph-rsid="00fdd471" style:font-size-asian="14pt" style:font-weight-asian="normal" style:font-size-complex="14pt" style:font-weight-complex="normal"/>
    </style:style>
    <style:style style:name="P11" style:family="paragraph" style:parent-style-name="Standard">
      <style:text-properties fo:font-size="14pt" fo:font-weight="normal" officeooo:rsid="00fdd471" officeooo:paragraph-rsid="00fdd471" style:font-size-asian="14pt" style:font-weight-asian="normal" style:font-size-complex="14pt" style:font-weight-complex="normal"/>
    </style:style>
    <style:style style:name="P12" style:family="paragraph" style:parent-style-name="Standard">
      <style:text-properties fo:font-size="14pt" fo:font-weight="normal" officeooo:rsid="00fddd3b" officeooo:paragraph-rsid="00fddd3b" style:font-size-asian="14pt" style:font-weight-asian="normal" style:font-size-complex="14pt" style:font-weight-complex="normal"/>
    </style:style>
    <style:style style:name="P13" style:family="paragraph" style:parent-style-name="Standard">
      <style:text-properties fo:font-size="14pt" fo:font-weight="normal" officeooo:rsid="00ffb132" officeooo:paragraph-rsid="00ffb132" style:font-size-asian="14pt" style:font-weight-asian="normal" style:font-size-complex="14pt" style:font-weight-complex="normal"/>
    </style:style>
    <style:style style:name="P14" style:family="paragraph" style:parent-style-name="Standard">
      <style:text-properties fo:font-size="14pt" fo:font-weight="normal" officeooo:rsid="00ffb132" officeooo:paragraph-rsid="01029e83" style:font-size-asian="14pt" style:font-weight-asian="normal" style:font-size-complex="14pt" style:font-weight-complex="normal"/>
    </style:style>
    <style:style style:name="P15" style:family="paragraph" style:parent-style-name="Standard">
      <style:text-properties fo:font-size="14pt" fo:font-weight="normal" officeooo:rsid="01029e83" officeooo:paragraph-rsid="01029e83"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20pt" fo:font-weight="bold" officeooo:paragraph-rsid="00fdd471"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weight="bold" officeooo:paragraph-rsid="00ffb132"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officeooo:paragraph-rsid="01029e83" style:font-size-asian="20pt" style:font-weight-asian="bold" style:font-size-complex="20pt" style:font-weight-complex="bold"/>
    </style:style>
    <style:style style:name="P20" style:family="paragraph" style:parent-style-name="Standard">
      <style:text-properties fo:font-size="14pt" fo:font-weight="normal" officeooo:rsid="01029e83" officeooo:paragraph-rsid="01029e83" style:font-size-asian="14pt" style:font-weight-asian="normal" style:font-size-complex="14pt" style:font-weight-complex="normal"/>
    </style:style>
    <style:style style:name="T1" style:family="text">
      <style:text-properties officeooo:rsid="00d89bbb"/>
    </style:style>
    <style:style style:name="T2" style:family="text">
      <style:text-properties officeooo:rsid="00fa6302"/>
    </style:style>
    <style:style style:name="T3" style:family="text">
      <style:text-properties officeooo:rsid="00fdd471"/>
    </style:style>
    <style:style style:name="T4" style:family="text">
      <style:text-properties officeooo:rsid="00fddd3b"/>
    </style:style>
    <style:style style:name="T5" style:family="text">
      <style:text-properties officeooo:rsid="00ffb132"/>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text-underline-style="none" fo:font-weight="bold" officeooo:rsid="0104586f" style:font-style-asian="italic" style:font-weight-asian="bold" style:font-style-complex="italic" style:font-weight-complex="bold"/>
    </style:style>
    <style:style style:name="T9" style:family="text">
      <style:text-properties officeooo:rsid="01029e83"/>
    </style:style>
    <style:style style:name="T10" style:family="text">
      <style:text-properties officeooo:rsid="0104586f"/>
    </style:style>
    <style:style style:name="T11" style:family="text">
      <style:text-properties officeooo:rsid="010518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he DAdd/DSub routines</text:p>
      <text:p text:style-name="P1">Richard Parker <text:span text:style-name="T2">8.3</text:span>.201<text:span text:style-name="T2">8</text:span></text:p>
      <text:p text:style-name="P8"/>
      <text:p text:style-name="P16">Section 1 – Introduction<text:span text:style-name="T1">.</text:span></text:p>
      <text:p text:style-name="P4"/>
      <text:p text:style-name="P10">The DAdd/DSub routines as they currently exists are not <text:span text:style-name="T3">ideal </text:span>for use in Strassen, in that they do not allow sections (subsets of the rows and columns) to be used.<text:span text:style-name="T3"> <text:s/>This document is a review of the uses (both present and future) to decide what the interfaces should be, and (if different) how to set about changing them.</text:span></text:p>
      <text:p text:style-name="P10"/>
      <text:p text:style-name="P11">One issue to consider is whether they should be two-operand or three-operand. <text:s/>At present they are three operand, a choice that has essentially no performance implications. <text:s/>The three-operand version needs an additional variable to hold the third pointer, which must be updated in the loop, but the performance implications are relatively minor. <text:s/>Nevertheless, perhaps this aspect should be measured.</text:p>
      <text:p text:style-name="P10"/>
      <text:p text:style-name="P11">Also at present there is only one DSPACE. <text:s/>Now that this holds both the stride and the length, if addition is done to rows whose stride is different (as occurs in Strassen) these adds must be done one row at a time, which is not ideal.</text:p>
      <text:p text:style-name="P10"/>
      <text:p text:style-name="P11">A third consideration is the fact that if the stride is the same as the length, the whole matrix can be considered as a single vector for addition/subtraction purposes, which is quite significant in the case of characteristic 2, where vector instructions are used to do the majority of the XOR. <text:s/>In this regard, it is also faster to do things at lengths which are a multiple of the vector register in characteristic 2 - an effect that does not arise in odd characteristic.</text:p>
      <text:p text:style-name="P10"/>
      <text:p text:style-name="P17">Section <text:span text:style-name="T3">2</text:span> – <text:span text:style-name="T3">Current calls to DAdd/DSub.</text:span></text:p>
      <text:p text:style-name="P5"/>
      <text:p text:style-name="P11">1. <text:s/>linf. <text:s/>The DAdd and DSub routines are called from the linf module - one call each. <text:s/>Here the space is set to work in the ground field, and the three-operand nature is used, though its importance is only moderate. <text:s/>When preparing A and B, there would otherwise be quite a few moves, though for the longer computation of C ready for assembly, <text:span text:style-name="T4">the three-operands are seldom, if ever, different. <text:s/>runlf is called one row at a time at the moment, which is pretty daft.</text:span></text:p>
      <text:p text:style-name="P11"/>
      <text:p text:style-name="P12">2. funs5. <text:s/>In the fAdd routine adding two matrices in files, the two-operand call would be fine. <text:s/>The matrices must anyway have the same size and shape, and the operation is done (currently - not sure whether it's worth fixing this?) one row at a time.<text:span text:style-name="T9"> <text:s/>It is also used in fProjectiveVector, though this use is of no performance significance.</text:span></text:p>
      <text:p text:style-name="P12"><text:soft-page-break/></text:p>
      <text:p text:style-name="P12">3. proggies. <text:s/>This has <text:span text:style-name="T10">one call to DAdd (and none for DSub) in the </text:span>ADD proggy, which is a three-operand call<text:span text:style-name="T10">.</text:span></text:p>
      <text:p text:style-name="P12"/>
      <text:p text:style-name="P15">4. <text:s/>slab. <text:s/>A full matrix is treated as a vector in this two-operand addition (only) to implement the multiply-and-add functionality. <text:s/>"temp" is added into C.</text:p>
      <text:p text:style-name="P15"/>
      <text:p text:style-name="P15">5. <text:s/>In field itself. <text:s/>DAdd is used in cases 1<text:span text:style-name="T11"> and 2</text:span> of DSMad when the scalar is 1, and DSub used when the scal<text:span text:style-name="T11">a</text:span>r is -1 in case 2 only<text:span text:style-name="T11"> (case 1 is characteristic 2).</text:span></text:p>
      <text:p text:style-name="P15"><text:span text:style-name="T8"/></text:p>
      <text:p text:style-name="P18">Section <text:span text:style-name="T5">3</text:span> – <text:span text:style-name="T5">Uses in Strassen.</text:span></text:p>
      <text:p text:style-name="P6"/>
      <text:p text:style-name="P13">I will assume that any add for matrix A (of for B, or for C) has the number of bytes in the parts equalized - presumably by stripping, but possibly by padding???</text:p>
      <text:p text:style-name="P13"/>
      <text:p text:style-name="P13">{1,2,17,18} A 3-operand add {1} or subtract {2,17,18} where the destination is a work-area and both sources are sections.</text:p>
      <text:p text:style-name="P13">{4,5,9,15,20,21} <text:s/>A 2-operand add where the thing being added in is a work-area and the source/destination is a section.</text:p>
      <text:p text:style-name="P13">{6} A 2-operand subtract where the common source/destination is a work area and the other operand is a section.</text:p>
      <text:p text:style-name="P13">{7,12,13} A 2-operand reverse subtraction where a work area is negated and a section added to that.</text:p>
      <text:p text:style-name="P13"/>
      <text:p text:style-name="P19">Section <text:span text:style-name="T9">4</text:span> – <text:span text:style-name="T9">What are the critical uses of DAdd/DSub.</text:span></text:p>
      <text:p text:style-name="P7"/>
      <text:p text:style-name="P14">I will assume that any ad</text:p>
      <text:p text:style-name="P10"><text: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03-08T13:52:09.807104673</dc:date>
    <meta:editing-duration>P4DT9H32M32S</meta:editing-duration>
    <meta:editing-cycles>428</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23" meta:word-count="616" meta:character-count="3503" meta:non-whitespace-character-count="2883"/>
  </office:meta>
</office:document-meta>
</file>